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in" fo:margin-bottom="0.1945in" style:contextual-spacing="false"/>
    </style:style>
    <style:style style:name="P2" style:family="paragraph" style:parent-style-name="Normal_20__28_Web_29_">
      <style:paragraph-properties fo:margin-top="0.1945in" fo:margin-bottom="0.1945in" style:contextual-spacing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NCS4210: Computer Engineering Ethics</text:span></text:p>
      <text:p text:style-name="P2"><text:span text:style-name="T1">Second Semester 2022/2023</text:span></text:p>
      <text:p text:style-name="P2"><text:span text:style-name="T1">Dr. Abdel Salam Sayyad</text:span></text:p>
      <text:p text:style-name="P2"><text:span text:style-name="T1">Analyze the following case 1) from the Kantian point of view, 2) from Act Utilitarianism perspective, and 3) according to Rule Utilitarianism. </text:span></text:p>
      <text:p text:style-name="P2"><text:span text:style-name="T1">"Alexis, a gifted high school student, wants to become a doctor. Because she comes from a </text:span><text:span text:style-name="T2">poor family</text:span><text:span text:style-name="T1">, she will </text:span><text:span text:style-name="T2">need a scholarship </text:span><text:span text:style-name="T1">in order to attend college. Some of her classes require students to do extra research projects in order to get an A. Her high school has a few older P</text:span><text:bookmark text:name="_GoBack"/><text:span text:style-name="T1">Cs, but there are always long lines of students waiting to use them during the school day. After school, she usually works at a part-time job to help support her family.</text:span></text:p>
      <text:p text:style-name="P2"><text:span text:style-name="T1">One evening Alexis visits the library of a private college a few miles from her family's apartment, and she finds plenty of unused PCs connected to the Internet. She looks over the shoulder of another student to learn a valid </text:span><text:span text:style-name="T2">login/password</text:span><text:span text:style-name="T1"> combination. Alexis returns to the library several times a week, and by using its PCs and printers she efficiently completes the extra research projects, graduates from high school with straight A’s, and gets a full-ride scholarship to attend a prestigious university."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account</meta:initial-creator>
    <dc:creator>Microsoft account</dc:creator>
    <meta:editing-cycles>3</meta:editing-cycles>
    <meta:creation-date>2023-05-05T19:36:00</meta:creation-date>
    <dc:date>2023-05-05T19:46:00</dc:date>
    <meta:editing-duration>PT11M</meta:editing-duration>
    <meta:generator>LibreOffice/7.3.7.2$Linux_X86_64 LibreOffice_project/30$Build-2</meta:generator>
    <meta:document-statistic meta:table-count="0" meta:image-count="0" meta:object-count="0" meta:page-count="1" meta:paragraph-count="6" meta:word-count="198" meta:character-count="1187" meta:non-whitespace-character-count="994"/>
    <meta:user-defined meta:name="AppVersion">15.0000</meta:user-defined>
    <meta:template xlink:type="simple" xlink:actuate="onRequest" xlink:title="Normal" xlink:href=""/>
  </office:meta>
</office:document-meta>
</file>